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all,</text:p>
      <text:p text:style-name="Standard"/>
      <text:p text:style-name="Standard">This is the tentative schedule for CFC on Monday night — the times are approximate so don’t worry if you finish early or it takes a bit longer than planned. The problems labelled “Teach” you will lecture slowly and clearly, step by step and explaining the reasoning behind the process, while the problems labelled “Do” will be the problems for the participants to attempt on their own, while you wander around and check on them along the way. Once most have finished the problem you will solve it on the board, though not necessarily as slowly as you do for the teaching segment.</text:p>
      <text:p text:style-name="Standard"/>
      <text:p text:style-name="Standard">We will be on the second floor of Martin M, but those doors won’t be unlocked and cannot be propped open. You have to enter through first or ground floors. Signs will be posted indicating which maths are where, and also which doors are unlocked.</text:p>
      <text:p text:style-name="Standard"/>
      <text:p text:style-name="Standard">I told students they did not need to bring copies of the test, so be prepared to either write every problem or show it on the projector (example: limits from graphs).</text:p>
      <text:p text:style-name="Standard"/>
      <text:p text:style-name="Standard">Kevin, James— y’all know the drill. I will assign rooms Monday night.</text:p>
      <text:p text:style-name="Standard"/>
      <text:p text:style-name="Standard">Michael, Elilai, and Andrew— y’all are the new leaders, which means that for this time only, there is “training” at 7:30 somewhere in Martin 1st or 2nd floor (whichever is open early)…I’m sorry I totally forgot to mention this before. I know y’all are / were PAL Leaders, but still a good review and we address how to handle the large rooms as well.</text:p>
      <text:p text:style-name="Standard"/>
      <text:p text:style-name="Standard">Note: some tests may start off with a multiple choice section. All numbers listed below are from the free response section of the test. All of the test are available on the Math 1060 website: https://mthsc.clemson.edu/ug_course_pages/view_course_page.py?course_id=6</text:p>
      <text:p text:style-name="Standard"/>
      <text:p text:style-name="Standard">I: Limits from Graphs (20 minutes)</text:p>
      <text:p text:style-name="Standard">Teach: Fall 2015 #1</text:p>
      <text:p text:style-name="Standard">Do: Spring 2016 #1</text:p>
      <text:p text:style-name="Standard">- This section is like a warm-up, especially as people trickle in late.</text:p>
      <text:p text:style-name="Standard"/>
      <text:p text:style-name="Standard">II: Epsilon-Delta Proofs (60 minutes)</text:p>
      <text:p text:style-name="Standard">Teach: Fall 2014 #6 and #7</text:p>
      <text:p text:style-name="Standard">Do: Spring 2015 #6</text:p>
      <text:p text:style-name="Standard">Do: Fall 2015 #3</text:p>
      <text:p text:style-name="Standard">** Kevin, you will do section III while the rest of us do epsilon-delta, and then we will switch after. I will go over it with Elilai and Michael at the end of training if you want to listen in as well...</text:p>
      <text:p text:style-name="Standard"/>
      <text:p text:style-name="Standard">III. Limits at Infinity Involving a Radical (50 minutes)</text:p>
      <text:p text:style-name="Standard">Teach: Fall 2014 #2d</text:p>
      <text:p text:style-name="Standard">Do: Fall 2016 #4c </text:p>
      <text:p text:style-name="Standard">Do: Fall 2015 #2d</text:p>
      <text:p text:style-name="Standard">- I believe most professors teach the first method listed in the answer key, where you factor the absolute value of x out of the radical before dividing by the highest power, but I know some professors may only show the “shortcut.". I have found the longer method with the absolute value forces the students to consider the sign of the limit more-so than the shortcut, but try to understand both. Let me know if you have questions on this. I would expect the students to get tripped up on sqrt(x^4) = x^2 while sqrt(x^6) = absolute value (x^3)...</text:p>
      <text:p text:style-name="Standard"><text:soft-page-break/></text:p>
      <text:p text:style-name="Standard">IV: Limit Definition of a Derivative (30 minutes)</text:p>
      <text:p text:style-name="Standard">Teach: Spring 2015 #5</text:p>
      <text:p text:style-name="Standard">Do: Spring 2016 #5</text:p>
      <text:p text:style-name="Standard"/>
      <text:p text:style-name="Standard">V: Miscellaneous/Closing</text:p>
      <text:p text:style-name="Standard">Do: Fall 2016 #4b (limit: multiplying by the conjugate…contrast when to multiply by the conjugate (limit approaching a number) vs factor outside of the radical as in section III (limit approaching infinity) ).</text:p>
      <text:p text:style-name="Standard">Do: Fall 2015 #4a (derivative: combination of product and quotient rules)</text:p>
      <text:p text:style-name="Standard">Do: Fall 2014 #3a (derivative: quotient rule + constants)</text:p>
      <text:p text:style-name="Standard">Do: Fall 2015 #2c (limit: direct substitution with inverse trig and log simplification)</text:p>
      <text:p text:style-name="Standard">Do: Spring 2015 #3b (basic derivative — focus on difference between variable x and constant e)</text:p>
      <text:p text:style-name="Standard">Do: Fall 2015 #2a (limit: direct substitution with inverse trig and log simplification</text:p>
      <text:p text:style-name="Standard">Do: Fall 2015 #2b (limit: multiply by the conjugate)</text:p>
      <text:p text:style-name="Standard">Do: Spring 2016 #3a (limit: factor and cancel)</text:p>
      <text:p text:style-name="Standard">Do: Spring 2015 #3a (derivative: A and B are constants)</text:p>
      <text:p text:style-name="Standard"/>
      <text:p text:style-name="Standard">- The final section is all “do” — various limits, product and quotient rule, etc. Feel free to do which order you choose for this section.</text:p>
      <text:p text:style-name="Standard"/>
      <text:p text:style-name="Standard"/>
      <text:p text:style-name="Standard">Thanks so much for your help, and see you on Mon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Grove</meta:initial-creator>
    <meta:creation-date>2017-02-24T23:03:01</meta:creation-date>
    <dc:date>2017-02-24T23:04:47</dc:date>
    <dc:creator>/Ryan Grove</dc:creator>
    <meta:editing-duration>P0D</meta:editing-duration>
    <meta:editing-cycles>1</meta:editing-cycles>
    <meta:document-statistic meta:table-count="0" meta:image-count="0" meta:object-count="0" meta:page-count="2" meta:paragraph-count="36" meta:word-count="678" meta:character-count="3841" meta:non-whitespace-character-count="3198"/>
    <meta:generator>LibreOffice/3.5$Linux_X86_64 LibreOffice_project/350m1$Build-2</meta:generator>
  </office:meta>
</office:document-meta>
</file>